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92cm" svg:height="8.545cm" svg:x="0.008cm" svg:y="0.94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4-07-29T15:38:20.708123448</dc:date>
    <meta:editing-duration>PT6M15S</meta:editing-duration>
    <meta:editing-cycles>24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3cm" svg:height="8.546cm" xlink:href="." xlink:type="simple" chart:class="chart:scatter" chart:style-name="ch1">
        <chart:plot-area chart:style-name="ch2" chart:data-source-has-labels="both" svg:x="0.303cm" svg:y="0.17cm" svg:width="14.587cm" svg:height="8.206cm">
          <chart:coordinate-region svg:x="0.845cm" svg:y="0.369cm" svg:width="13.951cm" svg:height="7.808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3.50522672017545">
                <text:p>3.50522672017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14330717991599">
                <text:p>2.143307179915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251162078117254">
                <text:p>0.251162078117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.70311716626029">
                <text:p>-1.703117166260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3.719105943553">
                <text:p>-3.7191059435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2.54969595899476">
                <text:p>-2.54969595899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749525258342899">
                <text:p>-0.749525258342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2.91587450968564">
                <text:p>2.915874509685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2.91587450968564">
                <text:p>2.915874509685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7495252583429">
                <text:p>-0.7495252583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2.54969595899476">
                <text:p>-2.54969595899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3.71910594355301">
                <text:p>-3.719105943553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7031171662603">
                <text:p>-1.70311716626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25116207811725">
                <text:p>0.251162078117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2.14330717991599">
                <text:p>2.143307179915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3.50522672017545">
                <text:p>3.505226720175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3.50522672017545">
                <text:p>3.505226720175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2.14330717991598">
                <text:p>2.143307179915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251162078117247">
                <text:p>0.2511620781172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70311716626028">
                <text:p>-1.703117166260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3.719105943553">
                <text:p>-3.7191059435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2.54969595899476">
                <text:p>-2.549695958994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749525258342883">
                <text:p>-0.7495252583428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.91587450968564">
                <text:p>2.915874509685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3.87433264451453">
                <text:p>3.874332644514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2.91587450968565">
                <text:p>2.915874509685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749525258342891">
                <text:p>-0.7495252583428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2.54969595899474">
                <text:p>-2.549695958994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3.719105943553">
                <text:p>-3.7191059435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7031171662603">
                <text:p>-1.70311716626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251162078117234">
                <text:p>0.2511620781172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.14330717991598">
                <text:p>2.14330717991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3.50522672017545">
                <text:p>3.505226720175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3.50522672017546">
                <text:p>3.505226720175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.14330717991598">
                <text:p>2.143307179915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251162078117256">
                <text:p>0.2511620781172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7031171662603">
                <text:p>-1.70311716626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3.71910594355301">
                <text:p>-3.719105943553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2.54969595899476">
                <text:p>-2.549695958994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749525258342913">
                <text:p>-0.7495252583429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2.91587450968564">
                <text:p>2.915874509685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3.87433264451453">
                <text:p>3.874332644514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2.91587450968564">
                <text:p>2.915874509685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749525258342917">
                <text:p>-0.7495252583429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2.54969595899476">
                <text:p>-2.549695958994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3.71910594355301">
                <text:p>-3.719105943553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7031171662603">
                <text:p>-1.70311716626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25116207811726">
                <text:p>0.251162078117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2.14330717991598">
                <text:p>2.143307179915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3.50522672017546">
                <text:p>3.505226720175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3.50522672017546">
                <text:p>3.505226720175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2.14330717991598">
                <text:p>2.143307179915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251162078117258">
                <text:p>0.2511620781172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7031171662603">
                <text:p>-1.70311716626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3.71910594355301">
                <text:p>-3.719105943553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2.54969595899476">
                <text:p>-2.549695958994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749525258342915">
                <text:p>-0.7495252583429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2.91587450968564">
                <text:p>2.915874509685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3.87433264451453">
                <text:p>3.874332644514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3.87433264451453">
                <text:p>3.874332644514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2.91587450968564">
                <text:p>2.915874509685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749525258342915">
                <text:p>-0.7495252583429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2.54969595899476">
                <text:p>-2.549695958994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3.71910594355301">
                <text:p>-3.719105943553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7031171662603">
                <text:p>-1.70311716626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251162078117258">
                <text:p>0.2511620781172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.14330717991598">
                <text:p>2.143307179915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3.50522672017546">
                <text:p>3.505226720175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3.50522672017546">
                <text:p>3.505226720175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2.14330717991598">
                <text:p>2.143307179915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25116207811726">
                <text:p>0.251162078117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1.7031171662603">
                <text:p>-1.70311716626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3.719105943553">
                <text:p>-3.7191059435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2.54969595899474">
                <text:p>-2.549695958994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749525258342889">
                <text:p>-0.7495252583428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23606797749982">
                <text:p>1.236067977499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2.91587450968566">
                <text:p>2.915874509685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3.87433264451453">
                <text:p>3.874332644514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3.87433264451453">
                <text:p>3.874332644514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2.91587450968566">
                <text:p>2.915874509685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23606797749982">
                <text:p>1.236067977499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749525258342885">
                <text:p>-0.7495252583428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2.54969595899474">
                <text:p>-2.549695958994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3.719105943553">
                <text:p>-3.7191059435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1.7031171662603">
                <text:p>-1.70311716626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251162078117256">
                <text:p>0.2511620781172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2.14330717991598">
                <text:p>2.143307179915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3.50522672017546">
                <text:p>3.505226720175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3.50522672017547">
                <text:p>3.505226720175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2.14330717991598">
                <text:p>2.143307179915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251162078117262">
                <text:p>0.2511620781172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1.70311716626027">
                <text:p>-1.703117166260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3.23606797749977">
                <text:p>-3.236067977499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3.719105943553">
                <text:p>-3.7191059435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2.54969595899477">
                <text:p>-2.549695958994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749525258342919">
                <text:p>-0.7495252583429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1.23606797749976">
                <text:p>1.236067977499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2.91587450968565">
                <text:p>2.915874509685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3.87433264451454">
                <text:p>3.874332644514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2.9158745096857">
                <text:p>2.91587450968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1.23606797749982">
                <text:p>1.236067977499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.749525258342855">
                <text:p>-0.7495252583428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2.54969595899472">
                <text:p>-2.549695958994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3.71910594355298">
                <text:p>-3.719105943552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3.23606797749981">
                <text:p>-3.236067977499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1.70311716626033">
                <text:p>-1.703117166260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251162078117198">
                <text:p>0.2511620781171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2.14330717991598">
                <text:p>2.143307179915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3.50522672017544">
                <text:p>3.505226720175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3.50522672017548">
                <text:p>3.505226720175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2.14330717991603">
                <text:p>2.143307179916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0.251162078117264">
                <text:p>0.2511620781172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-1.70311716626027">
                <text:p>-1.703117166260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-3.23606797749977">
                <text:p>-3.236067977499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3.71910594355301">
                <text:p>-3.719105943553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-2.54969595899477">
                <text:p>-2.549695958994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0.749525258342921">
                <text:p>-0.7495252583429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1.23606797749976">
                <text:p>1.236067977499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2.91587450968565">
                <text:p>2.915874509685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3.87433264451454">
                <text:p>3.874332644514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2.9158745096857">
                <text:p>2.91587450968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1.23606797749982">
                <text:p>1.236067977499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-0.749525258342853">
                <text:p>-0.7495252583428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-2.54969595899471">
                <text:p>-2.549695958994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-3.71910594355298">
                <text:p>-3.719105943552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-3.23606797749981">
                <text:p>-3.236067977499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-1.70311716626033">
                <text:p>-1.703117166260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0.251162078117196">
                <text:p>0.2511620781171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2.14330717991598">
                <text:p>2.143307179915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3.50522672017544">
                <text:p>3.505226720175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3.50522672017548">
                <text:p>3.505226720175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2.14330717991604">
                <text:p>2.143307179916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0.251162078117266">
                <text:p>0.2511620781172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-1.70311716626027">
                <text:p>-1.703117166260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-3.23606797749977">
                <text:p>-3.236067977499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-3.71910594355301">
                <text:p>-3.719105943553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-2.54969595899477">
                <text:p>-2.549695958994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-0.749525258342923">
                <text:p>-0.7495252583429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1.23606797749976">
                <text:p>1.236067977499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2.91587450968565">
                <text:p>2.915874509685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3.87433264451454">
                <text:p>3.874332644514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2.9158745096857">
                <text:p>2.91587450968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1.23606797749982">
                <text:p>1.236067977499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-0.749525258342851">
                <text:p>-0.7495252583428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-2.54969595899471">
                <text:p>-2.549695958994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-3.71910594355298">
                <text:p>-3.719105943552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-3.23606797749981">
                <text:p>-3.236067977499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-1.70311716626033">
                <text:p>-1.703117166260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0.251162078117194">
                <text:p>0.2511620781171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2.14330717991597">
                <text:p>2.143307179915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3.50522672017544">
                <text:p>3.505226720175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